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cc87" officeooo:paragraph-rsid="0004cc87"/>
    </style:style>
    <style:style style:name="P2" style:family="paragraph" style:parent-style-name="Standard">
      <style:paragraph-properties fo:text-align="center" style:justify-single-word="false"/>
      <style:text-properties officeooo:rsid="0004cc87" officeooo:paragraph-rsid="0004cc8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4cc87" officeooo:paragraph-rsid="0004cc8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5ff06" officeooo:paragraph-rsid="0005ff06"/>
    </style:style>
    <style:style style:name="P5" style:family="paragraph" style:parent-style-name="Standard">
      <style:paragraph-properties fo:text-align="justify" style:justify-single-word="false"/>
      <style:text-properties officeooo:rsid="0005ff06" officeooo:paragraph-rsid="0005ff06"/>
    </style:style>
    <style:style style:name="P6" style:family="paragraph" style:parent-style-name="Standard">
      <style:paragraph-properties fo:text-align="start" style:justify-single-word="false"/>
      <style:text-properties fo:font-weight="bold" officeooo:rsid="0005ff06" officeooo:paragraph-rsid="0005ff0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7be2e" officeooo:paragraph-rsid="0008a958"/>
    </style:style>
    <style:style style:name="P8" style:family="paragraph" style:parent-style-name="Standard">
      <style:paragraph-properties fo:text-align="center" style:justify-single-word="false"/>
      <style:text-properties officeooo:rsid="0007be2e" officeooo:paragraph-rsid="0007be2e"/>
    </style:style>
    <style:style style:name="P9" style:family="paragraph" style:parent-style-name="Standard">
      <style:paragraph-properties fo:text-align="center" style:justify-single-word="false"/>
      <style:text-properties fo:color="#000000" officeooo:rsid="0007be2e" officeooo:paragraph-rsid="0007be2e" fo:background-color="#fcd3c1"/>
    </style:style>
    <style:style style:name="T1" style:family="text">
      <style:text-properties officeooo:rsid="0007be2e"/>
    </style:style>
    <style:style style:name="T2" style:family="text">
      <style:text-properties officeooo:rsid="0008a958"/>
    </style:style>
    <style:style style:name="T3" style:family="text">
      <style:text-properties fo:color="#666666"/>
    </style:style>
    <style:style style:name="T4" style:family="text">
      <style:text-properties fo:color="#33333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8a958" style:font-style-asian="italic" style:font-style-complex="italic"/>
    </style:style>
    <style:style style:name="T7" style:family="text">
      <style:text-properties fo:font-style="italic" fo:font-weight="normal" officeooo:rsid="0008a958" style:font-style-asian="italic" style:font-weight-asian="normal" style:font-style-complex="italic" style:font-weight-complex="normal"/>
    </style:style>
    <style:style style:name="T8" style:family="text">
      <style:text-properties fo:font-weight="bold" officeooo:rsid="0008a958" style:font-weight-asian="bold" style:font-weight-complex="bold"/>
    </style:style>
    <style:style style:name="T9" style:family="text">
      <style:text-properties fo:font-weight="normal" officeooo:rsid="0008a95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uare Juliette</text:p>
      <text:p text:style-name="P1">Sag Özgür</text:p>
      <text:p text:style-name="P1"/>
      <text:p text:style-name="P3">Partie 1.2</text:p>
      <text:p text:style-name="P2"/>
      <text:p text:style-name="P4">Le programme s’exécute en lui passant deux paramètres, respectivement la taille du tableau à créer (généré aléatoirement) et le nombre de threads à utiliser.</text:p>
      <text:p text:style-name="P4"/>
      <text:p text:style-name="P6">L’algorithme récursif</text:p>
      <text:p text:style-name="P4"/>
      <text:p text:style-name="P5">Pour continuer la partie 1, nous sommes repartis de la correction proposée, que nous avons regroupée dans le fichier main pour nous en faciliter la lecture et l’utilisation. Le <text:span text:style-name="T5">QuickSort</text:span> récursif est réalisé avec la fonction <text:span text:style-name="T4">QS</text:span> <text:span text:style-name="T1">à la signature suivante :</text:span></text:p>
      <text:p text:style-name="P5"/>
      <text:p text:style-name="P9">QS(int* tab, int n, int nb_threads) → tab est initialement le tableau global de taille n.</text:p>
      <text:p text:style-name="P8"/>
      <text:p text:style-name="P7">La fonction partitionne ce tableau puis le réarrange grâce aux fonctions de la première sous-partie de cette partie 1. Le tableau réarrangé est divisé en deux parties, <text:span text:style-name="T5">tabGauche</text:span> et <text:span text:style-name="T5">tabDroite</text:span>, avec lesquels on rappelle la fonction. <text:span text:style-name="T2">La taille de </text:span><text:span text:style-name="T6">tabGauche</text:span><text:span text:style-name="T2"> est égale au dernier élément du tableau </text:span><text:span text:style-name="T6">somme_left</text:span><text:span text:style-name="T2"> et celle de </text:span><text:span text:style-name="T6">tabDroite</text:span><text:span text:style-name="T2"> est égale au dernier élément du tableau </text:span><text:span text:style-name="T6">somme_right</text:span><text:span text:style-name="T2">. La récursion s’arrête lorsqu’il ne reste qu’un seul thread, avec lequel on appelle la fonction de </text:span><text:span text:style-name="T7">QuickSort</text:span><text:span text:style-name="T2"> séquenti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2:36:39.689459817</meta:creation-date>
    <dc:date>2019-12-16T13:16:43.535162248</dc:date>
    <meta:editing-duration>PT8M5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68" meta:character-count="1055" meta:non-whitespace-character-count="895"/>
  </office:meta>
</office:document-meta>
</file>